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665a" officeooo:paragraph-rsid="000f665a"/>
    </style:style>
    <style:style style:name="P2" style:family="paragraph" style:parent-style-name="Standard">
      <style:text-properties officeooo:rsid="000f665a" officeooo:paragraph-rsid="00117cb2"/>
    </style:style>
    <style:style style:name="P3" style:family="paragraph" style:parent-style-name="Standard">
      <style:text-properties officeooo:paragraph-rsid="000f665a"/>
    </style:style>
    <style:style style:name="P4" style:family="paragraph" style:parent-style-name="Standard">
      <style:text-properties officeooo:rsid="00106ae1" officeooo:paragraph-rsid="00106ae1"/>
    </style:style>
    <style:style style:name="P5" style:family="paragraph" style:parent-style-name="Standard">
      <style:text-properties officeooo:rsid="00117cb2" officeooo:paragraph-rsid="00117cb2"/>
    </style:style>
    <style:style style:name="P6" style:family="paragraph" style:parent-style-name="Standard">
      <style:text-properties officeooo:rsid="0013990f" officeooo:paragraph-rsid="0013990f"/>
    </style:style>
    <style:style style:name="P7" style:family="paragraph" style:parent-style-name="Standard">
      <style:text-properties officeooo:rsid="0014ebbc" officeooo:paragraph-rsid="0014ebbc"/>
    </style:style>
    <style:style style:name="P8" style:family="paragraph" style:parent-style-name="Standard">
      <style:text-properties officeooo:rsid="0015f9a5" officeooo:paragraph-rsid="0015f9a5"/>
    </style:style>
    <style:style style:name="P9" style:family="paragraph" style:parent-style-name="Standard">
      <style:text-properties officeooo:rsid="0016fa36" officeooo:paragraph-rsid="0016fa36"/>
    </style:style>
    <style:style style:name="P10" style:family="paragraph" style:parent-style-name="Standard" style:list-style-name="L1">
      <style:text-properties officeooo:rsid="000f665a" officeooo:paragraph-rsid="000f665a"/>
    </style:style>
    <style:style style:name="P11" style:family="paragraph" style:parent-style-name="Standard">
      <style:text-properties officeooo:rsid="00176f95" officeooo:paragraph-rsid="00176f95"/>
    </style:style>
    <style:style style:name="P12" style:family="paragraph" style:parent-style-name="Standard">
      <style:text-properties style:font-name="Lucida Console" officeooo:rsid="00176f95" officeooo:paragraph-rsid="00176f95"/>
    </style:style>
    <style:style style:name="T1" style:family="text">
      <style:text-properties officeooo:rsid="000f665a"/>
    </style:style>
    <style:style style:name="T2" style:family="text">
      <style:text-properties officeooo:rsid="00106ae1"/>
    </style:style>
    <style:style style:name="T3" style:family="text">
      <style:text-properties officeooo:rsid="00117cb2"/>
    </style:style>
    <style:style style:name="T4" style:family="text">
      <style:text-properties officeooo:rsid="0013990f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officeooo:rsid="0015f9a5"/>
    </style:style>
    <style:style style:name="T7" style:family="text">
      <style:text-properties style:font-name="Lucida Conso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 roadmap</text:p>
      <text:p text:style-name="Subtitle">Descriptif des quelques morceaux de code intéressants</text:p>
      <text:p text:style-name="Subtitle"><text:span text:style-name="T5">écrit par </text:span><text:a xlink:type="simple" xlink:href="mailto:antoine.delhomme@espci.fr" text:style-name="Internet_20_link" text:visited-style-name="Visited_20_Internet_20_Link"><text:span text:style-name="T5">antoine.delhomme@espci.fr</text:span></text:a><text:span text:style-name="T5"> dans le cadre du projet ProjetSLEEPcontrol-Antoine</text:span></text:p>
      <text:p text:style-name="Standard"/>
      <text:p text:style-name="Standard">Les programmes suivants sont dans /Kteam/PrgMatlab/ActimeterAD/.</text:p>
      <text:p text:style-name="Heading_20_1">0<text:span text:style-name="T4">1</text:span> – lib/Activity</text:p>
      <text:p text:style-name="Standard"/>
      <text:p text:style-name="Standard">Ce programme permet de charger rapidement les données et si besoin de leur appliquer quelques traitements utiles.</text:p>
      <text:p text:style-name="Standard"/>
      <text:p text:style-name="Standard">Avant toute utilisation, vérifier que la variable dataDir contient bien le chemin vers l'endroit où sont stockées les données :</text:p>
      <text:p text:style-name="Standard"/>
      <text:p text:style-name="Standard">eg. dataDir = 'C:\Users\MOBs\Documents\Antoine\04 – Data\';</text:p>
      <text:p text:style-name="Heading_20_2">Utilisation</text:p>
      <text:p text:style-name="Standard">Pour charger <text:span text:style-name="T1">les données de la cage 1 de </text:span>l'acquisition numéro 44.</text:p>
      <text:p text:style-name="Code">a = Activity(44, 1) ;</text:p>
      <text:p text:style-name="Standard"/>
      <text:p text:style-name="Standard">Pour ploter rapidement les données</text:p>
      <text:p text:style-name="Code">plot(a) ;</text:p>
      <text:p text:style-name="Standard"/>
      <text:p text:style-name="P11">Pour récupérer l'actimétrie brute</text:p>
      <text:p text:style-name="P12">a.activity ;</text:p>
      <text:p text:style-name="P11"/>
      <text:p text:style-name="Standard">Pour récupérer les données :</text:p>
      <text:p text:style-name="Code">a.data ;</text:p>
      <text:p text:style-name="Standard"/>
      <text:p text:style-name="Standard">Pour récupérer les temps :</text:p>
      <text:p text:style-name="Code">a.timeStamps_sign ;</text:p>
      <text:p text:style-name="Standard"/>
      <text:p text:style-name="Standard">Pour récupérer le sleep scoring corrigé :</text:p>
      <text:p text:style-name="Code">sleepScoring = a.computeSleepScoring() ;</text:p>
      <text:p text:style-name="Standard"/>
      <text:p text:style-name="Heading_20_1">01 – lib/SleepWake</text:p>
      <text:p text:style-name="Standard"/>
      <text:p text:style-name="Standard">Ce <text:span text:style-name="T1">programme permet d'acquérir les signaux d'actimétrie.</text:span></text:p>
      <text:p text:style-name="Standard"/>
      <text:p text:style-name="Heading_20_2">Utilisation</text:p>
      <text:p text:style-name="P1">Avant tout, pour initier l'acquisition (ici sur les 12 premiers canaux) :</text:p>
      <text:p text:style-name="Code">s = SleepWake([1:12]) ;</text:p>
      <text:p text:style-name="P1"/>
      <text:p text:style-name="P1">Pour monitorer les signaux bruts :</text:p>
      <text:p text:style-name="Code">s.monitor() ;</text:p>
      <text:p text:style-name="P1"/>
      <text:p text:style-name="P1"><text:soft-page-break/>Pour monitorer l'actimétrie :</text:p>
      <text:p text:style-name="Code">s.activity() ;</text:p>
      <text:p text:style-name="P1"/>
      <text:p text:style-name="P1">Pour enregistrer les données :</text:p>
      <text:p text:style-name="Code">s.record() ;</text:p>
      <text:p text:style-name="P1"/>
      <text:p text:style-name="P1">Pour arrêter le monitoring ou l'enregistrement :</text:p>
      <text:p text:style-name="Code">stop(s) ;</text:p>
      <text:p text:style-name="P1"/>
      <text:p text:style-name="P1">Ppur reprendre le monitoring après un arrêt :</text:p>
      <text:p text:style-name="Code">start(s) ;</text:p>
      <text:p text:style-name="Standard"/>
      <text:p text:style-name="Heading_20_1">01 – lib/<text:span text:style-name="T1">SoundControl</text:span></text:p>
      <text:p text:style-name="P3"/>
      <text:p text:style-name="P1">Ce programme permet de contrôler manuellement l'iPod pour souris.</text:p>
      <text:p text:style-name="P1"/>
      <text:p text:style-name="P1">Avant utilisation :</text:p>
      <text:list xml:id="list6226955215859924920" text:style-name="L1">
        <text:list-item>
          <text:p text:style-name="P10">Le Tucker Davis doit être initialisé avec le fichier ActiSoundsAD-22052015.rcx.</text:p>
        </text:list-item>
        <text:list-item>
          <text:p text:style-name="P10">L'Arduino doit être branché à l'ordinateur.</text:p>
        </text:list-item>
        <text:list-item>
          <text:p text:style-name="P10">L'iPod doit être alimenté. (les deux LED de l'alimentation doivent être allumées)</text:p>
        </text:list-item>
      </text:list>
      <text:p text:style-name="P1"/>
      <text:p text:style-name="Heading_20_2">Utilisation</text:p>
      <text:p text:style-name="P1">Initialisation du programme (où port est le port sur lequel est branché l'arduino, eg 'COM6') :</text:p>
      <text:p text:style-name="Code">c = soundControl.getInstance(port);</text:p>
      <text:p text:style-name="P1"/>
      <text:p text:style-name="P1">Déclenchement d'un son sur un channel</text:p>
      <text:p text:style-name="Code">c.setChannel(channelID, source, gain, mode) ;</text:p>
      <text:p text:style-name="P1"/>
      <text:p text:style-name="P1">Deux sources sont possible :</text:p>
      <text:p text:style-name="Code">c.SOUND_TUNE : son pur</text:p>
      <text:p text:style-name="Code">c.SOUND_NOISE : bruit blanc</text:p>
      <text:p text:style-name="P1"/>
      <text:p text:style-name="P1">Le gain est compris entre 0 et 255.</text:p>
      <text:p text:style-name="P1">0 = canal coupé</text:p>
      <text:p text:style-name="P1">192 = volume de base</text:p>
      <text:p text:style-name="P1">&gt; 192 = volume amplifié</text:p>
      <text:p text:style-name="P1">&lt; 192 = volume atténué</text:p>
      <text:p text:style-name="P1"/>
      <text:p text:style-name="Heading_20_1">01 – lib/S<text:span text:style-name="T2">WExperiment</text:span></text:p>
      <text:p text:style-name="Heading_20_1"/>
      <text:p text:style-name="P4">Ce dossier contient les programmes des différentes expériences.</text:p>
      <text:p text:style-name="P4"/>
      <text:p text:style-name="P4">SWExperiment_sleepTest : probe test</text:p>
      <text:p text:style-name="P4">SWExperiment_sleepWakeConditioning : programme de conditionnement</text:p>
      <text:p text:style-name="P4">SWExperiment_soundCalibrationReverse : programme de calibration des sons</text:p>
      <text:p text:style-name="P4"/>
      <text:p text:style-name="Heading_20_2"><text:soft-page-break/>Utilisation :</text:p>
      <text:p text:style-name="P4">Initialise l'expérience : (ici sur les 12 premiers canaux, l'arduino étant connecté au port COM4)</text:p>
      <text:p text:style-name="Code">s = SWExperiment_sleepTest([1:12], 'COM4') ;</text:p>
      <text:p text:style-name="Code">s = SWExperiment_sleepWakeConditioning ([1:12], 'COM4') ;</text:p>
      <text:p text:style-name="Code">s = SWExperiment_soundCalibrationReverse ([1:12], 'COM4') ;</text:p>
      <text:p text:style-name="P4"/>
      <text:p text:style-name="P4">Démarrer l'expérience</text:p>
      <text:p text:style-name="Code">start(s) ;</text:p>
      <text:p text:style-name="P4"/>
      <text:p text:style-name="P4">Arrêter l'expérience</text:p>
      <text:p text:style-name="Code">stop(s) ;</text:p>
      <text:p text:style-name="P4"/>
      <text:p text:style-name="Heading_20_1">01 – lib/<text:span text:style-name="T3">ThermoReader</text:span></text:p>
      <text:p text:style-name="P2"/>
      <text:p text:style-name="P5">Programme pour lire la température d'un capteur de température branché à un arduino.</text:p>
      <text:p text:style-name="P5"/>
      <text:p text:style-name="Heading_20_2">Utilisation</text:p>
      <text:p text:style-name="P5">Initialisation du programme (l'arduino étant branché sur le port COM4) :</text:p>
      <text:p text:style-name="Code">t = thermoReader('COM4') ;</text:p>
      <text:p text:style-name="P5"/>
      <text:p text:style-name="P5">Acquisition de la température :</text:p>
      <text:p text:style-name="Code">t.getTemperature() ;</text:p>
      <text:p text:style-name="P5"/>
      <text:p text:style-name="Heading_20_1"><text:span text:style-name="T1">01 – lib/</text:span>GetActivity2.m</text:p>
      <text:p text:style-name="P6"/>
      <text:p text:style-name="P6">Fonction qui à partir d'un signal brut de quelques secondes retourne le scoring d'actimétrie.</text:p>
      <text:p text:style-name="P6"/>
      <text:p text:style-name="Heading_20_1">01 – lib/getStimulationAsAProbeTest.m</text:p>
      <text:p text:style-name="P9"/>
      <text:p text:style-name="P9">Fonction qui simule un probe test sur des données basales.</text:p>
      <text:p text:style-name="Heading_20_1">03 – Analysis/<text:span text:style-name="T6">an_probe_test</text:span>.m</text:p>
      <text:p text:style-name="P7"/>
      <text:p text:style-name="P8">Probe test.</text:p>
      <text:p text:style-name="Heading_20_2">Utilisation</text:p>
      <text:p text:style-name="P8">Mettre à jour la variable <text:span text:style-name="T7">acqID</text:span> avec l'identifiant de l'acquisition à traiter.</text:p>
      <text:p text:style-name="P8">Exécuter le script.</text:p>
      <text:p text:style-name="P8"/>
      <text:p text:style-name="P9">Pour simuler un probe test sur des données basales, mettre le flag <text:span text:style-name="T7">simulateStim</text:span> égal à <text:span text:style-name="T7">true</text:span>.</text:p>
      <text:p text:style-name="P7"/>
      <text:p text:style-name="Heading_20_1">03 – Analysis/an_soundCalibration.m</text:p>
      <text:p text:style-name="P7"/>
      <text:p text:style-name="P8"><text:soft-page-break/>Affiche le signal brut proche des stimulations sonores. Ce script permet d'observer l'effet de stimulations sonores de différents volumes.</text:p>
      <text:p text:style-name="Heading_20_2">Utilisation</text:p>
      <text:p text:style-name="P8">Mettre à jour la variable <text:span text:style-name="T7">acqID</text:span> avec l'identifiant de l'acquisition à traiter et <text:span text:style-name="T7">channelID</text:span> avec le numéro de la cage a regarder.</text:p>
      <text:p text:style-name="P8">Exécuter le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graphic-properties draw:fill="none"/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>
      <style:graphic-properties draw:fill="none"/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8pt" style:font-size-asian="18pt" style:font-size-complex="18pt"/>
    </style:style>
    <style:style style:name="Subtitle" style:family="paragraph" style:parent-style-name="Heading" style:class="chapter">
      <style:graphic-properties draw:fill="none"/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2pt" fo:font-style="italic" style:font-size-asian="12pt" style:font-style-asian="italic" style:font-size-complex="12pt" style:font-style-complex="italic"/>
    </style:style>
    <style:style style:name="Heading_20_1" style:display-name="Heading 1" style:family="paragraph" style:parent-style-name="Heading" style:class="text">
      <style:graphic-properties draw:fill="none"/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de" style:family="paragraph" style:parent-style-name="Standard">
      <style:text-properties style:font-name="Lucida Console" fo:font-family="'Lucida Console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47:35.327000000</meta:creation-date>
    <dc:date>2015-07-10T14:57:22.020000000</dc:date>
    <meta:editing-duration>PT22M34S</meta:editing-duration>
    <meta:editing-cycles>11</meta:editing-cycles>
    <meta:generator>LibreOffice/4.4.3.2$Windows_x86 LibreOffice_project/88805f81e9fe61362df02b9941de8e38a9b5fd16</meta:generator>
    <meta:document-statistic meta:table-count="0" meta:image-count="0" meta:object-count="0" meta:page-count="4" meta:paragraph-count="91" meta:word-count="523" meta:character-count="3662" meta:non-whitespace-character-count="3223"/>
  </office:meta>
</office:document-meta>
</file>